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2000003550000035593EE29F7.eps" manifest:media-type=""/>
  <manifest:file-entry manifest:full-path="Pictures/200000020000035400000354D144398E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4" style:family="paragraph">
      <style:text-properties fo:font-family="'Times New Roman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11cm" svg:height="5.111cm" svg:x="6.45cm" svg:y="0.604cm">
          <draw:image xlink:href="Pictures/20000002000003550000035593EE29F7.eps" xlink:type="simple" xlink:show="embed" xlink:actuate="onLoad">
            <text:p/>
          </draw:image>
        </draw:frame>
        <draw:frame draw:style-name="gr1" draw:text-style-name="P1" draw:layer="layout" svg:width="5.111cm" svg:height="5.111cm" svg:x="0.25cm" svg:y="0.704cm">
          <draw:image xlink:href="Pictures/200000020000035400000354D144398E.eps" xlink:type="simple" xlink:show="embed" xlink:actuate="onLoad">
            <text:p/>
          </draw:image>
        </draw:frame>
        <draw:frame draw:style-name="gr2" draw:text-style-name="P2" draw:layer="layout" svg:width="5.969cm" svg:height="1.266cm" svg:x="-0.127cm" svg:y="-0.027cm">
          <draw:text-box>
            <text:p text:style-name="P2"><text:span text:style-name="T1">(a) disordered supercell</text:span></text:p>
          </draw:text-box>
        </draw:frame>
        <draw:frame draw:style-name="gr2" draw:text-style-name="P2" draw:layer="layout" svg:width="5.529cm" svg:height="1.266cm" svg:x="5.774cm" svg:y="-0.027cm">
          <draw:text-box>
            <text:p text:style-name="P2"><text:span text:style-name="T1">(b) VC unit cell</text:span></text:p>
          </draw:text-box>
        </draw:frame>
        <draw:line draw:style-name="gr3" draw:text-style-name="P1" draw:layer="layout" svg:x1="5.461cm" svg:y1="3.048cm" svg:x2="6.477cm" svg:y2="3.048cm">
          <text:p/>
        </draw:line>
        <draw:custom-shape draw:style-name="gr4" draw:text-style-name="P1" draw:layer="layout" svg:width="2.413cm" svg:height="0.381cm" svg:x="6.858cm" svg:y="5.4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09cm" svg:y1="5.688cm" svg:x2="9.271cm" svg:y2="5.688cm">
          <text:p/>
        </draw:line>
        <draw:line draw:style-name="gr3" draw:text-style-name="P1" draw:layer="layout" svg:x1="7.747cm" svg:y1="5.688cm" svg:x2="6.985cm" svg:y2="5.688cm">
          <text:p/>
        </draw:line>
        <draw:frame draw:style-name="gr5" draw:text-style-name="P4" draw:layer="layout" svg:width="0.853cm" svg:height="0.963cm" svg:x="7.747cm" svg:y="5.233cm">
          <draw:text-box>
            <text:p text:style-name="P3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4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Larkin</meta:initial-creator>
    <meta:creation-date>2013-03-20T05:21:52</meta:creation-date>
    <dc:date>2013-03-20T13:45:19</dc:date>
    <dc:creator>Jason Larkin</dc:creator>
    <meta:editing-duration>PT8H8M40S</meta:editing-duration>
    <meta:editing-cycles>7</meta:editing-cycles>
    <meta:generator>LibreOffice/3.5$Linux_X86_64 LibreOffice_project/350m1$Build-2</meta:generator>
    <meta:document-statistic meta:object-count="9"/>
  </office:meta>
</office:document-meta>
</file>